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P3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3"><text:s text:c="2"/>K-Meter</text:p>
      <text:p text:style-name="P3"><text:s text:c="2"/>=======</text:p>
      <text:p text:style-name="P2"><text:s text:c="2"/>Implementation of a K-System meter according to Bob Katz' specifications</text:p>
      <text:p text:style-name="P2"/>
      <text:p text:style-name="P2"><text:s text:c="2"/>Copyright (c) 2010-2012 Martin Zuther (http://www.mzuther.de/)</text:p>
      <text:p text:style-name="P2"/>
      <text:p text:style-name="P2"><text:s text:c="2"/>This program is free software: you can redistribute it and/or modify</text:p>
      <text:p text:style-name="P2"><text:s text:c="2"/>it under the terms of the GNU General Public License as published by</text:p>
      <text:p text:style-name="P2"><text:s text:c="2"/>the Free Software Foundation, either version 3 of the License, or</text:p>
      <text:p text:style-name="P2"><text:s text:c="2"/>(at your option) any later version.</text:p>
      <text:p text:style-name="P2"/>
      <text:p text:style-name="P2"><text:s text:c="2"/>This program is distributed in the hope that it will be useful,</text:p>
      <text:p text:style-name="P2"><text:s text:c="2"/>but WITHOUT ANY WARRANTY; without even the implied warranty of</text:p>
      <text:p text:style-name="P2"><text:s text:c="2"/>MERCHANTABILITY or FITNESS FOR A PARTICULAR PURPOSE. <text:s/>See the</text:p>
      <text:p text:style-name="P2"><text:s text:c="2"/>GNU General Public License for more details.</text:p>
      <text:p text:style-name="P2"/>
      <text:p text:style-name="P2"><text:s text:c="2"/>You should have received a copy of the GNU General Public License</text:p>
      <text:p text:style-name="P2"><text:s text:c="2"/>along with this program. <text:s/>If not, see &lt;http://www.gnu.org/licenses/&gt;.</text:p>
      <text:p text:style-name="P2"/>
      <text:p text:style-name="P2"><text:s text:c="2"/>Thank you for using free software!</text:p>
      <text:p text:style-name="P2"/>
      <text:p text:style-name="P2">------------------------------------------------------------------------------</text:p>
      <text:p text:style-name="P2"/>
      <text:p text:style-name="Preformatted_20_Text"/>
      <text:p text:style-name="P1">FLAC-compressed wave file (44.1 kHz, 16 bit, stereo)</text:p>
      <text:p text:style-name="P1">====================================================</text:p>
      <text:p text:style-name="Preformatted_20_Text">Please verify correctness of meter ballistics programmatically. <text:s/>Calculated values are only valid in “RMS” mode. <text:s/>Small differences due to time granularity of validation logging are acceptable.</text:p>
      <text:p text:style-name="Preformatted_20_Text"/>
      <text:p text:style-name="Preformatted_20_Text">00:00.000 - 00:02.000 <text:s/>silence</text:p>
      <text:p text:style-name="Preformatted_20_Text">00:02.000 - 00:12.000 <text:s/>sine wave (2 kHz, 0.0 dB FS peak)</text:p>
      <text:p text:style-name="Preformatted_20_Text">00:12.000 - 00:12.600 <text:s/>silence</text:p>
      <text:p text:style-name="Preformatted_20_Text"/>
      <text:p text:style-name="Preformatted_20_Text">00:12.600 <text:s text:c="13"/>[check fall time of average meters]</text:p>
      <text:p text:style-name="Preformatted_20_Text"/>
      <text:p text:style-name="Preformatted_20_Text">00:12.600 - 00:14.600 <text:s/>sine wave (2 kHz, 0.0 dB FS peak)</text:p>
      <text:p text:style-name="Preformatted_20_Text">00:14.600 - 00:24.600 <text:s/>silence</text:p>
      <text:p text:style-name="Preformatted_20_Text">00:24.600 - 00:25.200 <text:s/>sine wave (2 kHz, 0.0 dB FS peak)</text:p>
      <text:p text:style-name="Preformatted_20_Text"/>
      <text:p text:style-name="Preformatted_20_Text">00:25.200 <text:s text:c="13"/>[check rise time of average meters]</text:p>
      <text:p text:style-name="Preformatted_20_Text"/>
      <text:p text:style-name="Preformatted_20_Text">00:25.200 - 00:27.200 <text:s/>silence</text:p>
      <text:p text:style-name="Preformatted_20_Text">00:27.200 - 00:37.200 <text:s/>sine wave (2 kHz, 0.0 dB FS peak)</text:p>
      <text:p text:style-name="Preformatted_20_Text">00:37.200 - 00:40.200 <text:s/>silence</text:p>
      <text:p text:style-name="Preformatted_20_Text"/>
      <text:p text:style-name="Preformatted_20_Text">00:40.200 <text:s text:c="13"/>[check fall/rise time of peak meters]</text:p>
      <text:p text:style-name="Preformatted_20_Text"/>
      <text:p text:style-name="Preformatted_20_Text">00:40.200 - 00:42.200 <text:s/>sine wave (2 kHz, 0.0 dB FS peak)</text:p>
      <text:p text:style-name="Preformatted_20_Text">00:42.200 - 00:44.200 <text:s/>silence</text:p>
      <text:p text:style-name="P4">Validation settings</text:p>
      <text:p text:style-name="P1">===================</text:p>
      <text:p text:style-name="Preformatted_20_Text">File: <text:s text:c="4"/>meter_ballistics.flac</text:p>
      <text:p text:style-name="P1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1">Metering minima</text:p>
      <text:p text:style-name="P1">===============</text:p>
      <text:p text:style-name="Preformatted_20_Text">-70.01 dB <text:s/>(see “MeterBallistics::setPeakToAverageCorrection”)</text:p>
      <text:p text:style-name="Preformatted_20_Text"/>
      <text:p text:style-name="Preformatted_20_Text"/>
      <text:p text:style-name="P1">Fall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1">K-20 = 20.00 dB - 90.00 dB * 99% = -69.10 dB</text:p>
      <text:p text:style-name="Preformatted_20_Text">K-14 = 14.00 dB - 90.00 dB * 99% = -75.10 dB</text:p>
      <text:p text:style-name="Preformatted_20_Text">K-12 = 12.00 dB - 90.00 dB * 99% = -77.10 dB</text:p>
      <text:p text:style-name="Preformatted_20_Text">Norm = <text:s/>0.00 dB - 90.00 dB * 99% = -89.10 dB</text:p>
      <text:p text:style-name="Preformatted_20_Text"/>
      <text:p text:style-name="Preformatted_20_Text"/>
      <text:p text:style-name="P1">Rise time of average meters (sine wave, 0.0 dB FS peak)</text:p>
      <text:p text:style-name="P1">=======================================================</text:p>
      <text:p text:style-name="Preformatted_20_Text">99% of final reading in 600 ms integration time</text:p>
      <text:p text:style-name="Preformatted_20_Text"/>
      <text:p text:style-name="P1">K-20 = 20.00 dB - 90.00 dB * <text:s/>1% = <text:s/>19.10 dB</text:p>
      <text:p text:style-name="Preformatted_20_Text">K-14 = 14.00 dB - 90.00 dB * <text:s/>1% = <text:s/>13.10 dB</text:p>
      <text:p text:style-name="Preformatted_20_Text">K-12 = 12.00 dB - 90.00 dB * <text:s/>1% = <text:s/>11.10 dB</text:p>
      <text:p text:style-name="Preformatted_20_Text">Norm = <text:s/>0.00 dB - 90.00 dB * <text:s/>1% = <text:s/>-0.90 dB</text:p>
      <text:p text:style-name="Preformatted_20_Text"/>
      <text:p text:style-name="Preformatted_20_Text"/>
      <text:p text:style-name="P1">Fall time of peak meters (sine wave, 0.0 dB FS peak)</text:p>
      <text:p text:style-name="P1">====================================================</text:p>
      <text:p text:style-name="Preformatted_20_Text">-26 dB in 3 seconds</text:p>
      <text:p text:style-name="Preformatted_20_Text"/>
      <text:p text:style-name="P1">K-20 = 20.00 dB - 26.00 dB = <text:s/>-6.00 dB</text:p>
      <text:p text:style-name="Preformatted_20_Text">K-14 = 14.00 dB - 26.00 dB = -12.00 dB</text:p>
      <text:p text:style-name="Preformatted_20_Text">K-12 = 12.00 dB - 26.00 dB = -14.00 dB</text:p>
      <text:p text:style-name="Preformatted_20_Text">Norm = <text:s/>0.00 dB - 26.00 dB = -26.00 dB</text:p>
      <text:p text:style-name="Preformatted_20_Text"/>
      <text:p text:style-name="Preformatted_20_Text"/>
      <text:p text:style-name="P1">Rise time of peak meters (sine wave, 0.0 dB FS peak)</text:p>
      <text:p text:style-name="P1">====================================================</text:p>
      <text:p text:style-name="Preformatted_20_Text">immediate (one sample)</text:p>
      <text:p text:style-name="Preformatted_20_Text"/>
      <text:p text:style-name="P1">K-20 = 20.00 dB</text:p>
      <text:p text:style-name="Preformatted_20_Text">K-14 = 14.00 dB</text:p>
      <text:p text:style-name="Preformatted_20_Text">K-12 = 12.00 dB</text:p>
      <text:p text:style-name="Preformatted_20_Text">Norm = <text:s/>0.00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15:03:13</dc:date>
    <dc:creator>Martin Zuther</dc:creator>
    <meta:generator>LibreOffice/3.5$Linux_X86_64 LibreOffice_project/350m1$Build-2</meta:generator>
    <meta:editing-duration>PT16M7S</meta:editing-duration>
    <meta:editing-cycles>31</meta:editing-cycles>
    <meta:document-statistic meta:table-count="0" meta:image-count="0" meta:object-count="0" meta:page-count="2" meta:paragraph-count="75" meta:word-count="528" meta:character-count="3379" meta:non-whitespace-character-count="2781"/>
  </office:meta>
</office:document-meta>
</file>